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30387956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818cm, 3.797cm, 7.412cm, 2.98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92cm" svg:height="21.5cm" svg:x="0.991cm" svg:y="2.091cm">
          <draw:image xlink:href="Pictures/10000000000005E8000007E03038795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3T08:46:52.644184980</dc:date>
    <meta:editing-duration>PT3M49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